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0e83f" loext:padding="0cm" loext:border="none"/>
    </style:style>
    <style:style style:name="P2" style:family="paragraph" style:parent-style-name="Preformatted_20_Text">
      <style:text-properties officeooo:paragraph-rsid="0000e83f" fo:background-color="#ffff00" loext:padding="0cm" loext:border="none"/>
    </style:style>
    <style:style style:name="P3" style:family="paragraph" style:parent-style-name="Preformatted_20_Text">
      <style:text-properties officeooo:paragraph-rsid="0000e83f" fo:background-color="transparent" loext:padding="0cm" loext:border="none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P5" style:family="paragraph" style:parent-style-name="Standard">
      <style:text-properties officeooo:paragraph-rsid="0000e83f"/>
    </style:style>
    <style:style style:name="P6" style:family="paragraph" style:parent-style-name="Standard">
      <style:text-properties fo:background-color="#ffff00"/>
    </style:style>
    <style:style style:name="P7" style:family="paragraph" style:parent-style-name="Standard">
      <style:text-properties officeooo:paragraph-rsid="0002788b"/>
    </style:style>
    <style:style style:name="P8" style:family="paragraph" style:parent-style-name="Standard">
      <style:text-properties officeooo:rsid="0002788b"/>
    </style:style>
    <style:style style:name="P9" style:family="paragraph" style:parent-style-name="Standard">
      <style:text-properties officeooo:rsid="0002788b" officeooo:paragraph-rsid="0002788b"/>
    </style:style>
    <style:style style:name="P10" style:family="paragraph" style:parent-style-name="Standard">
      <style:text-properties officeooo:rsid="0002788b" officeooo:paragraph-rsid="00060fac"/>
    </style:style>
    <style:style style:name="P11" style:family="paragraph" style:parent-style-name="Standard">
      <style:text-properties officeooo:rsid="0002788b" officeooo:paragraph-rsid="0009292d"/>
    </style:style>
    <style:style style:name="P12" style:family="paragraph" style:parent-style-name="Standard">
      <style:text-properties officeooo:rsid="0002788b" officeooo:paragraph-rsid="0009a23b"/>
    </style:style>
    <style:style style:name="P13" style:family="paragraph" style:parent-style-name="Standard">
      <style:text-properties officeooo:rsid="0002788b" officeooo:paragraph-rsid="000b9075"/>
    </style:style>
    <style:style style:name="P14" style:family="paragraph" style:parent-style-name="Standard">
      <style:text-properties fo:font-weight="bold" officeooo:rsid="0002788b" fo:background-color="#ffff00" style:font-weight-asian="bold" style:font-weight-complex="bold"/>
    </style:style>
    <style:style style:name="P15" style:family="paragraph" style:parent-style-name="Standard">
      <style:text-properties fo:font-weight="bold" officeooo:rsid="0002788b" officeooo:paragraph-rsid="0002788b" fo:background-color="#ffff00" style:font-weight-asian="bold" style:font-weight-complex="bold"/>
    </style:style>
    <style:style style:name="P16" style:family="paragraph" style:parent-style-name="Standard">
      <style:text-properties fo:font-weight="normal" officeooo:rsid="0002788b" officeooo:paragraph-rsid="0002788b" fo:background-color="transparent" style:font-weight-asian="normal" style:font-weight-complex="normal"/>
    </style:style>
    <style:style style:name="P17" style:family="paragraph" style:parent-style-name="Standard">
      <style:text-properties officeooo:paragraph-rsid="00060fac"/>
    </style:style>
    <style:style style:name="P18" style:family="paragraph" style:parent-style-name="Standard">
      <style:text-properties officeooo:paragraph-rsid="0009a23b"/>
    </style:style>
    <style:style style:name="P19" style:family="paragraph" style:parent-style-name="Text_20_body">
      <style:paragraph-properties fo:margin-top="0cm" fo:margin-bottom="0cm" loext:contextual-spacing="false"/>
    </style:style>
    <style:style style:name="P20" style:family="paragraph" style:parent-style-name="Text_20_body">
      <style:paragraph-properties fo:margin-top="0cm" fo:margin-bottom="0cm" loext:contextual-spacing="false"/>
      <style:text-properties fo:background-color="#ffff00"/>
    </style:style>
    <style:style style:name="P21" style:family="paragraph" style:parent-style-name="Preformatted_20_Text">
      <style:paragraph-properties fo:margin-top="0cm" fo:margin-bottom="0.499cm" loext:contextual-spacing="false"/>
      <style:text-properties officeooo:paragraph-rsid="0000e83f" fo:background-color="#ffff00" loext:padding="0cm" loext:border="none"/>
    </style:style>
    <style:style style:name="P22" style:family="paragraph" style:parent-style-name="Preformatted_20_Text">
      <style:paragraph-properties fo:margin-top="0cm" fo:margin-bottom="0.499cm" loext:contextual-spacing="false"/>
      <style:text-properties fo:font-weight="bold" officeooo:rsid="0002788b" officeooo:paragraph-rsid="0000e83f" fo:background-color="transparent" style:font-weight-asian="bold" style:font-weight-complex="bold" loext:padding="0cm" loext:border="none"/>
    </style:style>
    <style:style style:name="P23" style:family="paragraph" style:parent-style-name="Preformatted_20_Text">
      <style:paragraph-properties fo:margin-top="0cm" fo:margin-bottom="0.499cm" loext:contextual-spacing="false"/>
      <style:text-properties officeooo:paragraph-rsid="0000e83f" fo:background-color="transparent" loext:padding="0cm" loext:border="none"/>
    </style:style>
    <style:style style:name="P24" style:family="paragraph" style:parent-style-name="Preformatted_20_Text">
      <style:paragraph-properties fo:margin-top="0cm" fo:margin-bottom="0.499cm" loext:contextual-spacing="false" fo:break-before="page"/>
      <style:text-properties officeooo:paragraph-rsid="0000e83f" fo:background-color="transparent" loext:padding="0cm" loext:border="none"/>
    </style:style>
    <style:style style:name="P25" style:family="paragraph" style:parent-style-name="Heading_20_1">
      <style:paragraph-properties fo:margin-top="0cm" fo:margin-bottom="0.499cm" loext:contextual-spacing="false"/>
      <style:text-properties fo:font-weight="bold" officeooo:rsid="0002788b" officeooo:paragraph-rsid="00041471" fo:background-color="transparent" style:font-weight-asian="bold" style:font-weight-complex="bold" loext:padding="0cm" loext:border="none"/>
    </style:style>
    <style:style style:name="P26" style:family="paragraph" style:parent-style-name="Standard">
      <style:paragraph-properties style:writing-mode="lr-tb"/>
    </style:style>
    <style:style style:name="P27" style:family="paragraph" style:parent-style-name="Heading_20_1">
      <style:text-properties officeooo:paragraph-rsid="00041471"/>
    </style:style>
    <style:style style:name="P28" style:family="paragraph" style:parent-style-name="Heading_20_1">
      <style:text-properties fo:font-weight="bold" officeooo:rsid="0002788b" officeooo:paragraph-rsid="00041471" fo:background-color="transparent" style:font-weight-asian="bold" style:font-weight-complex="bold" loext:padding="0cm" loext:border="none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1">
      <style:paragraph-properties fo:break-before="page"/>
      <style:text-properties officeooo:rsid="0002788b" officeooo:paragraph-rsid="000d7b99"/>
    </style:style>
    <style:style style:name="P31" style:family="paragraph" style:parent-style-name="Standard">
      <style:paragraph-properties fo:break-before="page"/>
      <style:text-properties officeooo:rsid="0002788b" officeooo:paragraph-rsid="0009292d"/>
    </style:style>
    <style:style style:name="P32" style:family="paragraph" style:parent-style-name="Standard">
      <style:paragraph-properties fo:break-before="page"/>
      <style:text-properties officeooo:rsid="0002788b" officeooo:paragraph-rsid="0002788b"/>
    </style:style>
    <style:style style:name="P33" style:family="paragraph" style:parent-style-name="Standard">
      <style:paragraph-properties fo:break-before="page"/>
      <style:text-properties officeooo:rsid="0002788b" officeooo:paragraph-rsid="0009a23b"/>
    </style:style>
    <style:style style:name="P34" style:family="paragraph" style:parent-style-name="Text_20_body">
      <style:text-properties officeooo:rsid="0002788b" officeooo:paragraph-rsid="000d7b99"/>
    </style:style>
    <style:style style:name="P35" style:family="paragraph" style:parent-style-name="Standard">
      <style:text-properties officeooo:rsid="000d7b99"/>
    </style:style>
    <style:style style:name="P36" style:family="paragraph" style:parent-style-name="Standard">
      <style:text-properties officeooo:rsid="000d7b99" officeooo:paragraph-rsid="000d7b99" fo:background-color="#ffff00"/>
    </style:style>
    <style:style style:name="P37" style:family="paragraph" style:parent-style-name="Standard">
      <style:text-properties fo:background-color="#ffff00"/>
    </style:style>
    <style:style style:name="P38" style:family="paragraph" style:parent-style-name="Standard">
      <style:paragraph-properties style:writing-mode="lr-tb"/>
    </style:style>
    <style:style style:name="P39" style:family="paragraph" style:parent-style-name="Standard">
      <style:paragraph-properties style:writing-mode="lr-tb"/>
      <style:text-properties officeooo:rsid="000d7b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font-weight="bold" officeooo:rsid="00060fac" fo:background-color="#ffff00" loext:char-shading-value="0" style:font-weight-asian="bold" style:font-weight-complex="bold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02788b" fo:background-color="#ffff00" loext:char-shading-value="0"/>
    </style:style>
    <style:style style:name="T6" style:family="text">
      <style:text-properties officeooo:rsid="00060fac" fo:background-color="#ffff00" loext:char-shading-value="0"/>
    </style:style>
    <style:style style:name="T7" style:family="text">
      <style:text-properties officeooo:rsid="000b9075" fo:background-color="#ffff00" loext:char-shading-value="0"/>
    </style:style>
    <style:style style:name="T8" style:family="text">
      <style:text-properties officeooo:rsid="0002788b"/>
    </style:style>
    <style:style style:name="T9" style:family="text">
      <style:text-properties officeooo:rsid="00041471"/>
    </style:style>
    <style:style style:name="T10" style:family="text">
      <style:text-properties officeooo:rsid="000d7b99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../../../results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control-implementation="ooo:com.sun.star.form.component.Form" office:target-frame="" xlink:href="../../../../../result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JavaScript <text:span text:style-name="T9">Arr - forEach</text:span></text:h>
      <text:p text:style-name="P21"/>
      <text:p text:style-name="P23">var renkler = ["kirmizi", "mavi", "yesil"];</text:p>
      <text:p text:style-name="P23"/>
      <text:p text:style-name="P23">renkler.forEach (function (renk){</text:p>
      <text:p text:style-name="P23"><text:s text:c="3"/>console.log(renk); <text:s text:c="16"/></text:p>
      <text:p text:style-name="P23">})</text:p>
      <text:p text:style-name="P23"/>
      <text:p text:style-name="P23">var paylasimlar = [</text:p>
      <text:p text:style-name="P23"><text:s text:c="2"/>{</text:p>
      <text:p text:style-name="P23"><text:s text:c="4"/>baslik : "Yazilim", </text:p>
      <text:p text:style-name="P23"><text:s text:c="4"/>yazar <text:s/>: "Jack Back",</text:p>
      <text:p text:style-name="P23"><text:s text:c="4"/>yorumlar : ["Yazilim Hayattir", "Yazilim Guzel"]</text:p>
      <text:p text:style-name="P23"><text:s text:c="2"/>},</text:p>
      <text:p text:style-name="P23"><text:s text:c="2"/>{</text:p>
      <text:p text:style-name="P23"><text:s text:c="4"/>baslik : "Yazilim", </text:p>
      <text:p text:style-name="P23"><text:s text:c="4"/>yazar <text:s/>: "Jack Back",</text:p>
      <text:p text:style-name="P23"><text:s text:c="4"/>yorumlar : ["Donanim Hayattir", "Donanim Guzel"]</text:p>
      <text:p text:style-name="P23"><text:s text:c="2"/>}</text:p>
      <text:p text:style-name="P23">]</text:p>
      <text:p text:style-name="P23"/>
      <text:p text:style-name="P23"/>
      <text:p text:style-name="P24"/>
      <text:p text:style-name="P23">var filmler = [</text:p>
      <text:p text:style-name="P23">{</text:p>
      <text:p text:style-name="P23"><text:s text:c="2"/>adi : "Kilibik",</text:p>
      <text:p text:style-name="P23"><text:s text:c="2"/>puani : 5,</text:p>
      <text:p text:style-name="P23"><text:s text:c="2"/>izlenme : false</text:p>
      <text:p text:style-name="P23">},</text:p>
      <text:p text:style-name="P23">{</text:p>
      <text:p text:style-name="P23"><text:s text:c="2"/>adi : "Hababam",</text:p>
      <text:p text:style-name="P23"><text:s text:c="2"/>puani : 5,</text:p>
      <text:p text:style-name="P23"><text:s text:c="2"/>izlenme : true</text:p>
      <text:p text:style-name="P23">}]</text:p>
      <text:p text:style-name="P23"/>
      <text:p text:style-name="P23"/>
      <text:p text:style-name="P23"/>
      <text:p text:style-name="P23">var kisi ={</text:p>
      <text:p text:style-name="P23"><text:s text:c="3"/>isim : "Ahmet",</text:p>
      <text:p text:style-name="P23"><text:s text:c="3"/>yas : 45,</text:p>
      <text:p text:style-name="P23"><text:s text:c="3"/>tip : "Esmer",</text:p>
      <text:p text:style-name="P23"><text:s text:c="3"/>arkadaslari : ["Ali", "Veli"],</text:p>
      <text:p text:style-name="P23"><text:s text:c="3"/>toplama : function (x,y){</text:p>
      <text:p text:style-name="P23"><text:s text:c="7"/>return x+y;</text:p>
      <text:p text:style-name="P23"><text:s text:c="3"/>}</text:p>
      <text:p text:style-name="P23">}</text:p>
      <text:p text:style-name="P22"/>
      <text:p text:style-name="P22"/>
      <text:p text:style-name="P22"/>
      <text:p text:style-name="P23"><text:soft-page-break/>function yazdir(arr){</text:p>
      <text:p text:style-name="P23"><text:s text:c="3"/>arr.forEach(function(diller){</text:p>
      <text:p text:style-name="P23"><text:s text:c="6"/>console.log(diller); <text:s/></text:p>
      <text:p text:style-name="P23">});</text:p>
      <text:p text:style-name="P23">}</text:p>
      <text:p text:style-name="P23">yazilimDiller.data = ["Java", "C+", "Python"];</text:p>
      <text:p text:style-name="P19">ReferenceError: yaziimDiller is not defined</text:p>
      <text:p text:style-name="P2"/>
      <text:p text:style-name="P3"/>
      <text:p text:style-name="P3">function yazdir(arr){</text:p>
      <text:p text:style-name="P3"><text:s text:c="3"/>arr.forEach(function(madde){</text:p>
      <text:p text:style-name="P3"><text:s text:c="7"/>console.log(madde); <text:s/></text:p>
      <text:p text:style-name="P3"><text:s text:c="3"/>});</text:p>
      <text:p text:style-name="P3">}</text:p>
      <text:p text:style-name="P3"/>
      <text:p text:style-name="P3">yazilimDiller.yazdir = function (){</text:p>
      <text:p text:style-name="P3"><text:s text:c="3"/>this.data.forEach(function(diller){</text:p>
      <text:p text:style-name="P3"><text:s text:c="6"/>console.log(diller); <text:s/></text:p>
      <text:p text:style-name="P3">});</text:p>
      <text:p text:style-name="P3">}</text:p>
      <text:p text:style-name="P3"/>
      <text:h text:style-name="P25" text:outline-level="1">JavaScript <text:span text:style-name="T9">Window-This</text:span></text:h>
      <text:p text:style-name="P2"/>
      <text:p text:style-name="P1"><text:span text:style-name="T4">window</text:span>.kisi === <text:span text:style-name="T4">this</text:span>.kisi</text:p>
      <text:p text:style-name="P20">true</text:p>
      <text:p text:style-name="P1"/>
      <text:p text:style-name="P1">function Ornek2 (){</text:p>
      <text:p text:style-name="P1"><text:s text:c="3"/>this.data2 = "Data2";</text:p>
      <text:p text:style-name="P1">}</text:p>
      <text:p text:style-name="P1"/>
      <text:p text:style-name="P1">"use strict"</text:p>
      <text:p text:style-name="P1">function Ornek3 (){</text:p>
      <text:p text:style-name="P1"><text:s text:c="3"/>this.data3 = "Data3";</text:p>
      <text:p text:style-name="P1">}</text:p>
      <text:p text:style-name="P1"/>
      <text:p text:style-name="P1"/>
      <text:p text:style-name="P1">var kisi ={</text:p>
      <text:p text:style-name="P1"><text:s text:c="2"/>isim : "Ahkam",</text:p>
      <text:p text:style-name="P1"><text:s text:c="2"/>selamlasma : function(){</text:p>
      <text:p text:style-name="P1"><text:s text:c="5"/>return "Merhabalar " + this.isim;</text:p>
      <text:p text:style-name="P1"><text:s text:c="2"/>},</text:p>
      <text:p text:style-name="P1"><text:s text:c="2"/>test : function(){</text:p>
      <text:p text:style-name="P1"><text:s text:c="5"/>console.log(this);</text:p>
      <text:p text:style-name="P1"><text:s text:c="2"/>}</text:p>
      <text:p text:style-name="P1">}</text:p>
      <text:p text:style-name="P1"/>
      <text:p text:style-name="P1">kisi.selamlasma()</text:p>
      <text:p text:style-name="P19">"Merhabalar Ahkam"</text:p>
      <text:p text:style-name="P1"><text:soft-page-break/></text:p>
      <text:h text:style-name="P28" text:outline-level="1">JavaScript <text:span text:style-name="T9">Call</text:span></text:h>
      <text:p text:style-name="P1"/>
      <text:p text:style-name="P1">var KarmasikNesne = {</text:p>
      <text:p text:style-name="P1"><text:s text:c="3"/>soyad : "Cetin",</text:p>
      <text:p text:style-name="P1"><text:s text:c="3"/>selamlasma : function(){</text:p>
      <text:p text:style-name="P1"><text:s text:c="5"/>return "Merhabalar "+this.soyad;</text:p>
      <text:p text:style-name="P1"><text:s text:c="3"/>},</text:p>
      <text:p text:style-name="P1"><text:s text:c="3"/>testEt: function(){</text:p>
      <text:p text:style-name="P1"><text:s text:c="6"/>return this === KarmasikNesne;</text:p>
      <text:p text:style-name="P1"><text:s text:c="3"/>},</text:p>
      <text:p text:style-name="P1"><text:s text:c="3"/>basitNesne : {</text:p>
      <text:p text:style-name="P1"><text:s text:c="6"/>Selamlasma : function(){</text:p>
      <text:p text:style-name="P1"><text:s text:c="9"/>return "Merhabalar "+this.soyad;</text:p>
      <text:p text:style-name="P1"><text:s text:c="6"/>},</text:p>
      <text:p text:style-name="P1"><text:s text:c="6"/>testEt : function(){</text:p>
      <text:p text:style-name="P1"><text:s text:c="9"/>return this === KarmasikNesne;</text:p>
      <text:p text:style-name="P1"><text:s text:c="6"/>}</text:p>
      <text:p text:style-name="P1"><text:s text:c="3"/>}</text:p>
      <text:p text:style-name="P1">}</text:p>
      <text:p text:style-name="P1"/>
      <text:p text:style-name="P1">KarmasikNesne.selamlasma();</text:p>
      <text:p text:style-name="P19">"Merhabalar Cetin"</text:p>
      <text:p text:style-name="P19"/>
      <text:p text:style-name="P4">KarmasikNesne.testEt();</text:p>
      <text:p text:style-name="P19">true</text:p>
      <text:p text:style-name="P19"/>
      <text:p text:style-name="P4">KarmasikNesne.basitNesne.Selamlasma();</text:p>
      <text:p text:style-name="P19">"Merhabalar <text:span text:style-name="T4">undefined</text:span>"</text:p>
      <text:p text:style-name="P19"/>
      <text:p text:style-name="P4">KarmasikNesne.basitNesne.testEt();</text:p>
      <text:p text:style-name="P20">false</text:p>
      <text:p text:style-name="P1"/>
      <text:p text:style-name="P1">KarmasikNesne.basitNesne.testEt.<text:span text:style-name="T2">call(KarmasikNesne);</text:span></text:p>
      <text:p text:style-name="P19">true</text:p>
      <text:p text:style-name="P5"/>
      <text:p text:style-name="P5">var insan1 = { adi : "Ugurcan", adiniSoyle : function (){ return "Adim "+this.adi; } } </text:p>
      <text:p text:style-name="P5">var insan2 = { adi : "Mahmut", adiniSoyle : function (){ return "Adim "+this.adi; } } </text:p>
      <text:p text:style-name="Standard">undefined</text:p>
      <text:p text:style-name="P14"/>
      <text:p text:style-name="P14"/>
      <text:p text:style-name="Standard">insan1.adi </text:p>
      <text:p text:style-name="Standard">"Ugurcan" </text:p>
      <text:p text:style-name="Standard"/>
      <text:p text:style-name="Standard">insan1.adiniSoyle(); </text:p>
      <text:p text:style-name="Standard">"Adim Ugurcan" </text:p>
      <text:p text:style-name="Standard"/>
      <text:p text:style-name="Standard">insan2.adiniSoyle(); </text:p>
      <text:p text:style-name="Standard">"Adim Mahmut" </text:p>
      <text:p text:style-name="Standard"><text:soft-page-break/></text:p>
      <text:p text:style-name="P5">var insan3 = { isim : "Cihan", selamlasma : function (){ return "Selam " +this.isim; } } </text:p>
      <text:p text:style-name="P5">var insan4 = { isim : "Mehmet" } </text:p>
      <text:p text:style-name="Standard">undefined </text:p>
      <text:p text:style-name="Standard"/>
      <text:p text:style-name="P6">insan3.selamlasma.<text:span text:style-name="T1">call(insan4);</text:span> </text:p>
      <text:p text:style-name="P6">"Selam Mehmet"</text:p>
      <text:p text:style-name="Standard"/>
      <text:p text:style-name="Standard"/>
      <text:p text:style-name="P8"/>
      <text:h text:style-name="P27" text:outline-level="1">JavaScript <text:span text:style-name="T9">Bind</text:span></text:h>
      <text:p text:style-name="Standard"/>
      <text:p text:style-name="P7"/>
      <text:p text:style-name="P15">BIND</text:p>
      <text:p text:style-name="Standard"/>
      <text:p text:style-name="P7">function toplama (a,b,c) { </text:p>
      <text:p text:style-name="P7"><text:tab/>return this.isim + " hesabini yapti: " + (a+b+c); </text:p>
      <text:p text:style-name="P7">} </text:p>
      <text:p text:style-name="P7">var ugurcan = { </text:p>
      <text:p text:style-name="P7"><text:tab/>isim : "Ugurcan" </text:p>
      <text:p text:style-name="P7">} </text:p>
      <text:p text:style-name="P7">var umit = { </text:p>
      <text:p text:style-name="P7">isim : "umit" </text:p>
      <text:p text:style-name="P7">} </text:p>
      <text:p text:style-name="Standard">undefined</text:p>
      <text:p text:style-name="Standard"/>
      <text:p text:style-name="Standard"/>
      <text:p text:style-name="Standard">var test = toplama.<text:span text:style-name="T4">bind</text:span> (ugurcan, 1,2); </text:p>
      <text:p text:style-name="Standard">undefined </text:p>
      <text:p text:style-name="Standard">test </text:p>
      <text:section text:style-name="Sect1" text:name="server0.conn5.child3/obj191">
        <text:p text:style-name="Standard"/>
      </text:section>
      <text:section text:style-name="Sect1" text:name="Seksjon1">
        <text:p text:style-name="P26"><text:bookmark text:name="server0.conn5.child3/obj191"/>function toplama()</text:p>
      </text:section>
      <text:p text:style-name="Standard"/>
      <text:p text:style-name="Standard">test(5); </text:p>
      <text:p text:style-name="Standard">"Ugurcan hesabini yapti: 8"</text:p>
      <text:p text:style-name="Standard"/>
      <text:p text:style-name="Standard"/>
      <text:p text:style-name="P16">var cina = { </text:p>
      <text:p text:style-name="P16"><text:tab/>isim : "cina", </text:p>
      <text:p text:style-name="P16"><text:tab/>selamlasma : function(){ </text:p>
      <text:p text:style-name="P16"><text:tab/><text:tab/>setTimeout(function(){ </text:p>
      <text:p text:style-name="P16"><text:tab/><text:tab/><text:tab/>console.log("Merhabalar ben "+this.isim); </text:p>
      <text:p text:style-name="P16"><text:tab/><text:tab/><text:tab/>},3000) </text:p>
      <text:p text:style-name="P16"><text:tab/><text:tab/>} </text:p>
      <text:p text:style-name="P16"><text:tab/>} </text:p>
      <text:p text:style-name="Standard">undefined</text:p>
      <text:p text:style-name="P14"><text:soft-page-break/></text:p>
      <text:p text:style-name="P9"/>
      <text:p text:style-name="P9">var cina = { </text:p>
      <text:p text:style-name="P9"><text:tab/>isim : "cina", </text:p>
      <text:p text:style-name="P9"><text:tab/>selamlasma : function(){ </text:p>
      <text:p text:style-name="P9"><text:tab/><text:tab/>setTimeout(function(){ </text:p>
      <text:p text:style-name="P9"><text:tab/><text:tab/><text:tab/>console.log("Merhabalar ben "+this.isim); </text:p>
      <text:p text:style-name="P9"><text:tab/><text:tab/><text:tab/>}.bind(this), 3000) </text:p>
      <text:p text:style-name="P9"><text:tab/><text:tab/>} </text:p>
      <text:p text:style-name="P9"><text:tab/>} </text:p>
      <text:p text:style-name="Standard">undefined </text:p>
      <text:p text:style-name="Standard"/>
      <text:p text:style-name="Standard">cina.selamlasma(); </text:p>
      <text:p text:style-name="Standard">undefined </text:p>
      <text:p text:style-name="Standard">/// <text:span text:style-name="T8">3000ms sonra --&gt;&gt;&gt;</text:span></text:p>
      <text:p text:style-name="P7">Merhabalar ben cina <text:s/></text:p>
      <text:p text:style-name="P7"><text:tab/><text:tab/><text:tab/>/// <text:tab/><text:span text:style-name="T4">.</text:span><text:span text:style-name="T5">bind (this) dedigimizde global degiskene bagladi ve atanan ismi konsola<text:tab/><text:tab/><text:tab/><text:tab/><text:tab/>yazdirdi.</text:span></text:p>
      <text:p text:style-name="P9"/>
      <text:p text:style-name="P9"/>
      <text:p text:style-name="P7"/>
      <text:section text:style-name="Sect1" text:name="primary">
        <text:section text:style-name="Sect1" text:name="primary-inner">
          <text:section text:style-name="Sect1" text:name="info">
            <text:section text:style-name="Sect1" text:name="info-contents">
              <text:section text:style-name="Sect1" text:name="Seksjon11">
                <text:h text:style-name="Heading_20_1" text:outline-level="1"/>
                <text:h text:style-name="P29" text:outline-level="1"><text:bookmark text:name="container4"/>JavaScript Closures</text:h>
              </text:section>
            </text:section>
          </text:section>
        </text:section>
      </text:section>
      <text:p text:style-name="P10">function disari (){ <text:tab/> <text:span text:style-name="T4">/// </text:span><text:span text:style-name="T6">Burada </text:span><text:span text:style-name="T3">closure var</text:span><text:span text:style-name="T6">, degisken function icindeki function’da cagiriliyor.</text:span></text:p>
      <text:p text:style-name="P10"><text:tab/>var degisken = "Closure ogrenmek "; </text:p>
      <text:p text:style-name="P10"><text:tab/></text:p>
      <text:p text:style-name="P10"><text:tab/>return function iceri (){ </text:p>
      <text:p text:style-name="P10"><text:tab/><text:tab/>return degisken + "cok kolaydir." </text:p>
      <text:p text:style-name="P10"><text:tab/>} <text:tab/></text:p>
      <text:p text:style-name="P10">} </text:p>
      <text:p text:style-name="Standard">undefined </text:p>
      <text:p text:style-name="Standard"/>
      <text:p text:style-name="Standard"/>
      <text:p text:style-name="P17">function test (){ <text:tab/> <text:s/><text:span text:style-name="T4">/// </text:span><text:span text:style-name="T6">Burada </text:span><text:span text:style-name="T3">closure yok</text:span><text:span text:style-name="T6">, degisken function icindeki function’da cagiril</text:span><text:span text:style-name="T3">mi</text:span><text:span text:style-name="T6">yor.</text:span></text:p>
      <text:p text:style-name="P17"><text:tab/>var test = "Bu bir test denemesidir."; </text:p>
      <text:p text:style-name="P17"><text:tab/></text:p>
      <text:p text:style-name="P17"><text:tab/>return function testIceri (){ </text:p>
      <text:p text:style-name="P17"><text:tab/><text:tab/>return "bu da diger ornek"; </text:p>
      <text:p text:style-name="P17"><text:tab/>} </text:p>
      <text:p text:style-name="P17">} </text:p>
      <text:p text:style-name="Standard">undefined </text:p>
      <text:p text:style-name="Standard">test(); </text:p>
      <text:section text:style-name="Sect1" text:name="server0.conn5.child3/obj354">
        <text:p text:style-name="Standard"/>
        <text:p text:style-name="Standard"/>
      </text:section>
      <text:section text:style-name="Sect1" text:name="Seksjon2">
        <text:p text:style-name="P26"><text:bookmark text:name="server0.conn5.child3/obj354"/>function testIceri()</text:p>
      </text:section>
      <text:p text:style-name="Standard"/>
      <text:p text:style-name="Standard"/>
      <text:p text:style-name="Standard">test<text:span text:style-name="T2">()() <text:s/></text:span><text:span text:style-name="T4"><text:s/>/// </text:span><text:span text:style-name="T6">2 fonksiyon icice olunca bu sekilde cagrilir.</text:span></text:p>
      <text:p text:style-name="Standard">"bu da diger ornek" </text:p>
      <text:p text:style-name="Standard"/>
      <text:p text:style-name="Standard"/>
      <text:p text:style-name="Standard">disari(); </text:p>
      <text:section text:style-name="Sect1" text:name="server0.conn5.child3/obj362">
        <text:p text:style-name="Standard"/>
      </text:section>
      <text:section text:style-name="Sect1" text:name="Seksjon3">
        <text:p text:style-name="P26"><text:bookmark text:name="server0.conn5.child3/obj362"/>function iceri()</text:p>
      </text:section>
      <text:p text:style-name="Standard"/>
      <text:p text:style-name="Standard">disari </text:p>
      <text:section text:style-name="Sect1" text:name="server0.conn5.child3/obj366">
        <text:p text:style-name="Standard"/>
      </text:section>
      <text:section text:style-name="Sect1" text:name="Seksjon4">
        <text:p text:style-name="P26"><text:bookmark text:name="server0.conn5.child3/obj366"/>function disari()</text:p>
      </text:section>
      <text:p text:style-name="Standard"/>
      <text:p text:style-name="P17">disari<text:span text:style-name="T2">()() </text:span><text:span text:style-name="T4"><text:s/>/// </text:span><text:span text:style-name="T6">2 fonksiyon icice olunca bu sekilde cagrilir.</text:span><text:span text:style-name="T4"> </text:span></text:p>
      <text:p text:style-name="Standard">"Closure ogrenmek cok kolaydir."</text:p>
      <text:p text:style-name="P9"/>
      <text:p text:style-name="P9"/>
      <text:p text:style-name="P31">function disari (){ </text:p>
      <text:p text:style-name="P11"/>
      <text:p text:style-name="P11"><text:tab/>var degisken = "Closure ogrenmek "; </text:p>
      <text:p text:style-name="P11"/>
      <text:p text:style-name="P11"><text:tab/>var test = "Bu bir test degiskenidir."; </text:p>
      <text:p text:style-name="P11"/>
      <text:p text:style-name="P11"><text:tab/>return function iceri (){ </text:p>
      <text:p text:style-name="P11"/>
      <text:p text:style-name="P11"><text:tab/><text:tab/><text:span text:style-name="T4">debugger</text:span> </text:p>
      <text:p text:style-name="P11"><text:tab/><text:tab/>return degisken + "cok kolaydir." </text:p>
      <text:p text:style-name="P11"><text:tab/>} </text:p>
      <text:p text:style-name="P11">} </text:p>
      <text:p text:style-name="Standard">undefined </text:p>
      <text:p text:style-name="Standard"/>
      <text:p text:style-name="Standard">disari<text:span text:style-name="T1">()()</text:span></text:p>
      <text:p text:style-name="P9"/>
      <text:p text:style-name="P9"/>
      <text:p text:style-name="P9"/>
      <text:p text:style-name="P9"/>
      <text:p text:style-name="P33">function toplama(a) {</text:p>
      <text:p text:style-name="P12"><text:s text:c="5"/>return function(b){ </text:p>
      <text:p text:style-name="P12"><text:s text:c="5"/><text:tab/>return a+b; </text:p>
      <text:p text:style-name="P12"><text:tab/>} </text:p>
      <text:p text:style-name="P12">} </text:p>
      <text:p text:style-name="P18">undefined</text:p>
      <text:p text:style-name="P18"><text:s/></text:p>
      <text:p text:style-name="Standard">toplama(5)(8) </text:p>
      <text:p text:style-name="Standard">13 </text:p>
      <text:p text:style-name="Standard"/>
      <text:p text:style-name="Standard">var nesne1 = toplama(10); </text:p>
      <text:p text:style-name="P18">undefined</text:p>
      <text:p text:style-name="P18"><text:s/></text:p>
      <text:p text:style-name="Standard">nesne1(8); </text:p>
      <text:p text:style-name="Standard">18 </text:p>
      <text:p text:style-name="Standard"/>
      <text:p text:style-name="P18">function sayac(){ </text:p>
      <text:p text:style-name="P18"><text:tab/>var sayi = 0; </text:p>
      <text:p text:style-name="P18"><text:tab/>return function iceri(){ </text:p>
      <text:p text:style-name="P18"><text:tab/><text:tab/>sayi++; </text:p>
      <text:p text:style-name="P18"><text:tab/><text:tab/>return sayi; </text:p>
      <text:p text:style-name="P18"><text:tab/>} </text:p>
      <text:p text:style-name="P18">} </text:p>
      <text:p text:style-name="P18">undefined</text:p>
      <text:p text:style-name="P18"><text:s/></text:p>
      <text:p text:style-name="Standard">var sayac1 = sayac() </text:p>
      <text:p text:style-name="P18">undefined</text:p>
      <text:p text:style-name="P18"><text:s/></text:p>
      <text:section text:style-name="Sect1" text:name="Seksjon6">
        <text:p text:style-name="P26"><text:bookmark text:name="server0.conn0.child3/obj113"/>function iceri()</text:p>
      </text:section>
      <text:p text:style-name="Standard"/>
      <text:p text:style-name="Standard">sayac1() </text:p>
      <text:p text:style-name="Standard">1 </text:p>
      <text:p text:style-name="Standard">sayac1() </text:p>
      <text:p text:style-name="Standard">2 </text:p>
      <text:p text:style-name="Standard">sayac1() </text:p>
      <text:p text:style-name="Standard">3</text:p>
      <text:p text:style-name="P9"/>
      <text:p text:style-name="P9"/>
      <text:p text:style-name="P9"/>
      <text:p text:style-name="P9"/>
      <text:p text:style-name="P32"/>
      <text:p text:style-name="P9">function ProgramlamaDilleri(){</text:p>
      <text:p text:style-name="P9"><text:s text:c="2"/>var diller = ["JavaScript", "Java"];</text:p>
      <text:p text:style-name="P9"/>
      <text:p text:style-name="P9"><text:s text:c="2"/>return {</text:p>
      <text:p text:style-name="P9"><text:s text:c="4"/>getDiller :function (){</text:p>
      <text:p text:style-name="P9"><text:s text:c="6"/>return diller;</text:p>
      <text:p text:style-name="P9"><text:s text:c="4"/>},</text:p>
      <text:p text:style-name="P9"><text:s text:c="4"/>addDil : function (dil){</text:p>
      <text:p text:style-name="P9"><text:s text:c="6"/>diller.push(dil);</text:p>
      <text:p text:style-name="P9"><text:s text:c="6"/>return diller;</text:p>
      <text:p text:style-name="P9"><text:s text:c="4"/>}</text:p>
      <text:p text:style-name="P9"><text:s text:c="2"/>}</text:p>
      <text:p text:style-name="P9">}</text:p>
      <text:p text:style-name="P9"/>
      <text:p text:style-name="P9"/>
      <text:p text:style-name="P9"/>
      <text:p text:style-name="P9">function ProgramlamaDilleri(){</text:p>
      <text:p text:style-name="P9"><text:s text:c="2"/>var diller = ["JavaScript", "Java"];</text:p>
      <text:p text:style-name="P9"/>
      <text:p text:style-name="P9"><text:s text:c="2"/>return {</text:p>
      <text:p text:style-name="P9"><text:s text:c="4"/>getDiller :function (){</text:p>
      <text:p text:style-name="P9"><text:s text:c="6"/>return diller.<text:span text:style-name="T4">slice</text:span>; <text:s text:c="2"/>/// <text:span text:style-name="T7">Boylece Array in aslina dokunulmamis oluyor, Private degisken olarak kaldi.</text:span></text:p>
      <text:p text:style-name="P9"><text:s text:c="4"/>},</text:p>
      <text:p text:style-name="P9"><text:s text:c="4"/>addDil : function (dil){</text:p>
      <text:p text:style-name="P9"><text:s text:c="6"/>diller.push(dil);</text:p>
      <text:p text:style-name="P13"><text:s text:c="6"/>return diller.<text:span text:style-name="T4">slice</text:span>; <text:s text:c="2"/>/// <text:span text:style-name="T7">Boylece Array in aslina dokunulmamis oluyor, Private degisken olarak kaldi.</text:span></text:p>
      <text:p text:style-name="P9"><text:s text:c="4"/>}</text:p>
      <text:p text:style-name="P9"><text:s text:c="2"/>}</text:p>
      <text:p text:style-name="P9">}</text:p>
      <text:h text:style-name="P30" text:outline-level="1">JavaScript <text:span text:style-name="T10">DOM</text:span></text:h>
      <text:p text:style-name="P34"/>
      <text:p text:style-name="P36">document </text:p>
      <text:section text:style-name="Sect1" text:name="server0.conn0.child3/obj438">
        <text:p text:style-name="Standard"/>
      </text:section>
      <text:section text:style-name="Sect1" text:name="Seksjon5">
        <text:p text:style-name="Standard"><text:bookmark text:name="server0.conn0.child3/obj438"/>HTMLDocument https://www.google.com/</text:p>
      </text:section>
      <text:p text:style-name="Standard"/>
      <text:p text:style-name="P37">console.dir(document) </text:p>
      <text:section text:style-name="Sect1" text:name="server0.conn0.child3/obj472">
        <text:p text:style-name="Standard"/>
      </text:section>
      <text:section text:style-name="Sect1" text:name="Seksjon7">
        <text:p text:style-name="Standard"><text:bookmark text:name="server0.conn0.child3/obj472"/>HTMLDocument https://www.google.com/</text:p>
      </text:section>
      <text:section text:style-name="Sect1" text:name="server0.conn0.child3/obj472◦URL">
        <text:p text:style-name="Standard">​</text:p>
        <text:p text:style-name="Standard">URL: "<text:a xlink:type="simple" xlink:href="https://www.google.com/" office:target-frame-name="_blank" xlink:show="new" text:style-name="Internet_20_link" text:visited-style-name="Visited_20_Internet_20_Link">https://www.google.com/</text:a>"</text:p>
      </text:section>
      <text:section text:style-name="Sect1" text:name="server0.conn0.child3/obj472◦__wizdispatcher">
        <text:p text:style-name="Standard">​</text:p>
      </text:section>
      <text:p text:style-name="P39"/>
      <text:p text:style-name="P39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11-29T20:42:35.670000000</dc:date>
    <meta:editing-duration>PT48M33S</meta:editing-duration>
    <meta:editing-cycles>13</meta:editing-cycles>
    <meta:document-statistic meta:table-count="0" meta:image-count="0" meta:object-count="0" meta:page-count="11" meta:paragraph-count="260" meta:word-count="666" meta:character-count="5097" meta:non-whitespace-character-count="4184"/>
  </office:meta>
</office:document-meta>
</file>